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Gill Sans" svg:font-family="'Gill San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ill Sans1" svg:font-family="'Gill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9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5.807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3.52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3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ill Sans1" fo:font-size="12pt" style:font-size-asian="12pt" style:font-size-complex="12pt"/>
    </style:style>
    <style:style style:name="ce2" style:family="table-cell" style:parent-style-name="Default">
      <style:text-properties style:font-name="Gill Sans1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font-name="Gill Sans1" fo:font-size="12pt" fo:language="it" fo:country="IT" fo:font-style="italic" fo:text-shadow="none" style:text-underline-style="none" fo:font-weight="normal" style:text-underline-mode="continuous" style:text-line-through-mode="continuous" style:font-name-asian="Arial Unicode MS1" style:font-size-asian="12pt" style:language-asian="zxx" style:country-asian="none" style:font-style-asian="italic" style:font-weight-asian="normal" style:font-name-complex="Gill Sans" style:font-size-complex="12pt" style:language-complex="en" style:country-complex="US" style:font-style-complex="italic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Gill Sans1" fo:font-size="12pt" fo:language="it" fo:country="IT" fo:font-style="italic" fo:text-shadow="none" style:text-underline-style="none" style:text-underline-mode="continuous" style:text-line-through-mode="continuous" style:font-name-asian="Arial Unicode MS1" style:font-size-asian="12pt" style:language-asian="zxx" style:country-asian="none" style:font-style-asian="italic" style:font-weight-asian="normal" style:font-name-complex="Gill Sans" style:font-size-complex="12pt" style:language-complex="en" style:country-complex="US" style:font-style-complex="italic" style:text-emphasize="none" style:font-relief="none"/>
    </style:style>
    <style:style style:name="ce5" style:family="table-cell" style:parent-style-name="Default">
      <style:text-properties style:font-name="Gill Sans1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use-window-font-color="true" style:font-name="Gill Sans" fo:font-size="12pt" fo:language="it" fo:country="IT" fo:font-style="italic" fo:font-weight="normal" style:font-name-asian="Arial Unicode MS1" style:language-asian="zxx" style:country-asian="none" style:font-name-complex="Gill Sans" style:font-size-complex="6.80000019073486pt" style:font-style-complex="italic"/>
    </style:style>
    <style:style style:name="T2" style:family="text">
      <style:text-properties style:use-window-font-color="true" style:font-name="Gill Sans" fo:font-size="12pt" fo:language="it" fo:country="IT" fo:font-style="italic" fo:font-weight="bold" style:font-name-asian="Arial Unicode MS1" style:language-asian="zxx" style:country-asian="none" style:font-name-complex="Gill Sans" style:font-size-complex="6.80000019073486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5"/>
        <table:table-column table:style-name="co4" table:default-cell-style-name="ce1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A book of five ring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3" office:value-type="string">
            <text:p>Bahagavad Gita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office:value-type="string">
            <text:p><text:span text:style-name="T1">Breve storia dell'infinito</text:span><text:span text:style-name="T2"> </text:span>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oe, E.A.</text:p>
          </table:table-cell>
          <table:table-cell table:style-name="ce3" office:value-type="string">
            <text:p>Eureka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3" office:value-type="string">
            <text:p>Fiabe e storie giapponesi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ndelbrot, B.</text:p>
          </table:table-cell>
          <table:table-cell table:style-name="ce3" office:value-type="string">
            <text:p>Gli oggetti frattali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3" office:value-type="string">
            <text:p>Goedel, Escher, Bach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3" office:value-type="string">
            <text:p>Hagakur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3" office:value-type="string">
            <text:p>I Ching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rco Aurelio</text:p>
          </table:table-cell>
          <table:table-cell office:value-type="string">
            <text:p>I ricordi</text:p>
          </table:table-cell>
          <table:table-cell office:value-type="float" office:value="2003">
            <text:p>2003</text:p>
          </table:table-cell>
          <table:table-cell office:value-type="string">
            <text:p>Einaudi, Torino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 office:value-type="string">
            <text:p>I Vangeli apocrifi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gels, E.</text:p>
          </table:table-cell>
          <table:table-cell office:value-type="string">
            <text:p>I vangeli gnostici</text:p>
          </table:table-cell>
          <table:table-cell office:value-type="float" office:value="2005">
            <text:p>2005</text:p>
          </table:table-cell>
          <table:table-cell office:value-type="string">
            <text:p>Mondadori, Milano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/>
          <table:table-cell table:style-name="ce3" office:value-type="string">
            <text:p>Il Cristianesimo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osko, B.</text:p>
          </table:table-cell>
          <table:table-cell table:style-name="ce3" office:value-type="string">
            <text:p>Il fuzzy-pensier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wkins, R.</text:p>
          </table:table-cell>
          <table:table-cell office:value-type="string">
            <text:p>Il gene egoista</text:p>
          </table:table-cell>
          <table:table-cell office:value-type="float" office:value="1989">
            <text:p>1989</text:p>
          </table:table-cell>
          <table:table-cell office:value-type="string">
            <text:p>Mondadori, Milano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omaraswami, A.K.</text:p>
          </table:table-cell>
          <table:table-cell table:style-name="ce3" office:value-type="string">
            <text:p>Il Grande Brivid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 office:value-type="string">
            <text:p>Il Tao della fisica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3" office:value-type="string">
            <text:p>Japanese ghosts and demons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" office:value-type="string">
            <text:p>L’uomo che amava solo i numeri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A.VV.</text:p>
          </table:table-cell>
          <table:table-cell table:style-name="ce3" office:value-type="string">
            <text:p>La filosofia dei Simpson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ssman, J.</text:p>
          </table:table-cell>
          <table:table-cell office:value-type="string">
            <text:p>La morte come tema culturale</text:p>
          </table:table-cell>
          <table:table-cell office:value-type="float" office:value="2002">
            <text:p>2002</text:p>
          </table:table-cell>
          <table:table-cell office:value-type="string">
            <text:p>Einaudi, Torino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/>
          <table:table-cell table:style-name="ce3" office:value-type="string">
            <text:p>La porta senza porta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Kafka, F.</text:p>
          </table:table-cell>
          <table:table-cell table:style-name="ce3" office:value-type="string">
            <text:p>Le metamorfosi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ojtila, K.</text:p>
          </table:table-cell>
          <table:table-cell table:style-name="ce3" office:value-type="string">
            <text:p>Lettera agli Artisti <text:s/>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alvino, I.</text:p>
          </table:table-cell>
          <table:table-cell table:style-name="ce3" office:value-type="string">
            <text:p>Lezioni american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irsig, R.</text:p>
          </table:table-cell>
          <table:table-cell table:style-name="ce3" office:value-type="string">
            <text:p>Lila 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 table:style-name="Default"/>
          <table:table-cell table:style-name="ce3" office:value-type="string">
            <text:p>Lo Zen e l'arte del tiro con l'arc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irsig, R.</text:p>
          </table:table-cell>
          <table:table-cell table:style-name="ce3" office:value-type="string">
            <text:p>Lo Zen e l'arte della manutenzione della motocicletta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/>
          <table:table-cell table:style-name="ce3" office:value-type="string">
            <text:p>Musashi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uenon, H.</text:p>
          </table:table-cell>
          <table:table-cell table:style-name="ce3" office:value-type="string">
            <text:p>Principi di calcolo infinitesimal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ussell, B.</text:p>
          </table:table-cell>
          <table:table-cell office:value-type="string">
            <text:p>Storia della filosofia occidentale</text:p>
          </table:table-cell>
          <table:table-cell office:value-type="float" office:value="2008">
            <text:p>2008</text:p>
          </table:table-cell>
          <table:table-cell office:value-type="string">
            <text:p>TEA S.p.A, Milano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ce3" office:value-type="string">
            <text:p>Tao-tê-ching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/>
          <table:table-cell table:style-name="ce3" office:value-type="string">
            <text:p>The Art of Zen</text:p>
          </table:table-cell>
          <table:table-cell table:number-columns-repeated="1021"/>
        </table:table-row>
        <table:table-row table:style-name="ro2">
          <table:table-cell office:value-type="float" office:value="34">
            <text:p>34</text:p>
          </table:table-cell>
          <table:table-cell/>
          <table:table-cell table:style-name="ce3" office:value-type="string">
            <text:p>Un’etica senza Dio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database-ranges>
        <table:database-range table:target-range-address="Sheet1.A1:Sheet1.E6553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Gill Sans" svg:font-family="'Gill San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ill Sans1" svg:font-family="'Gill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6">06/07/2009</text:date>, <text:time>00.58.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.Canaro</meta:initial-creator>
    <meta:creation-date>2009-07-06T00:35:25</meta:creation-date>
    <meta:generator>OpenOffice.org/3.0$Unix OpenOffice.org_project/300m15$Build-9379</meta:generator>
    <dc:date>2009-07-06T00:58:44</dc:date>
    <dc:creator>R.Canaro</dc:creator>
    <meta:editing-duration>PT00H23M20S</meta:editing-duration>
    <meta:editing-cycles>5</meta:editing-cycles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